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aramètres" style:family="table">
      <style:table-properties style:width="17cm" table:align="margins" style:writing-mode="page"/>
    </style:style>
    <style:style style:name="Paramètres.A" style:family="table-column">
      <style:table-column-properties style:column-width="8.5cm" style:rel-column-width="32767*"/>
    </style:style>
    <style:style style:name="Paramètres.B" style:family="table-column">
      <style:table-column-properties style:column-width="8.5cm" style:rel-column-width="32768*"/>
    </style:style>
    <style:style style:name="Paramètres.A1" style:family="table-cell">
      <style:table-cell-properties fo:background-color="#62a73b" fo:padding="0.097cm" fo:border-left="0.05pt solid #000000" fo:border-right="none" fo:border-top="0.05pt solid #000000" fo:border-bottom="0.05pt solid #000000">
        <style:background-image/>
      </style:table-cell-properties>
    </style:style>
    <style:style style:name="Paramètres.B1" style:family="table-cell">
      <style:table-cell-properties fo:background-color="#62a73b" fo:padding="0.097cm" fo:border="0.05pt solid #000000">
        <style:background-image/>
      </style:table-cell-properties>
    </style:style>
    <style:style style:name="Paramètres.A2" style:family="table-cell">
      <style:table-cell-properties fo:padding="0.097cm" fo:border-left="0.05pt solid #000000" fo:border-right="none" fo:border-top="none" fo:border-bottom="0.05pt solid #000000"/>
    </style:style>
    <style:style style:name="Paramètres.B2" style:family="table-cell">
      <style:table-cell-properties fo:padding="0.097cm" fo:border-left="0.05pt solid #000000" fo:border-right="0.05pt solid #000000" fo:border-top="none" fo:border-bottom="0.05pt solid #000000"/>
    </style:style>
    <style:style style:name="Paramètres.A3" style:family="table-cell">
      <style:table-cell-properties fo:padding="0.097cm" fo:border-left="0.05pt solid #000000" fo:border-right="none" fo:border-top="none" fo:border-bottom="0.05pt solid #000000"/>
    </style:style>
    <style:style style:name="Paramètres.B3" style:family="table-cell">
      <style:table-cell-properties fo:padding="0.097cm" fo:border-left="0.05pt solid #000000" fo:border-right="0.05pt solid #000000" fo:border-top="none" fo:border-bottom="0.05pt solid #000000"/>
    </style:style>
    <style:style style:name="Paramètres.A4" style:family="table-cell">
      <style:table-cell-properties fo:padding="0.097cm" fo:border-left="0.05pt solid #000000" fo:border-right="none" fo:border-top="none" fo:border-bottom="0.05pt solid #000000"/>
    </style:style>
    <style:style style:name="Paramètres.B4" style:family="table-cell">
      <style:table-cell-properties fo:padding="0.097cm" fo:border-left="0.05pt solid #000000" fo:border-right="0.05pt solid #000000" fo:border-top="none" fo:border-bottom="0.05pt solid #000000"/>
    </style:style>
    <style:style style:name="Paramètres.A5" style:family="table-cell">
      <style:table-cell-properties fo:padding="0.097cm" fo:border-left="0.05pt solid #000000" fo:border-right="none" fo:border-top="none" fo:border-bottom="0.05pt solid #000000"/>
    </style:style>
    <style:style style:name="Paramètres.B5" style:family="table-cell">
      <style:table-cell-properties fo:padding="0.097cm" fo:border-left="0.05pt solid #000000" fo:border-right="0.05pt solid #000000" fo:border-top="none" fo:border-bottom="0.05pt solid #000000"/>
    </style:style>
    <style:style style:name="Paramètres.A6" style:family="table-cell">
      <style:table-cell-properties fo:padding="0.097cm" fo:border-left="0.05pt solid #000000" fo:border-right="none" fo:border-top="none" fo:border-bottom="0.05pt solid #000000"/>
    </style:style>
    <style:style style:name="Paramètres.B6" style:family="table-cell">
      <style:table-cell-properties fo:padding="0.097cm" fo:border-left="0.05pt solid #000000" fo:border-right="0.05pt solid #000000" fo:border-top="none" fo:border-bottom="0.05pt solid #000000"/>
    </style:style>
    <style:style style:name="Paramètres.A7" style:family="table-cell">
      <style:table-cell-properties fo:padding="0.097cm" fo:border-left="0.05pt solid #000000" fo:border-right="none" fo:border-top="none" fo:border-bottom="0.05pt solid #000000"/>
    </style:style>
    <style:style style:name="Paramètres.B7" style:family="table-cell">
      <style:table-cell-properties fo:padding="0.097cm" fo:border-left="0.05pt solid #000000" fo:border-right="0.05pt solid #000000" fo:border-top="none" fo:border-bottom="0.05pt solid #000000"/>
    </style:style>
    <style:style style:name="Paramètres.A8" style:family="table-cell">
      <style:table-cell-properties fo:padding="0.097cm" fo:border-left="0.05pt solid #000000" fo:border-right="none" fo:border-top="none" fo:border-bottom="0.05pt solid #000000"/>
    </style:style>
    <style:style style:name="Paramètres.B8"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break-before="page"/>
      <style:text-properties officeooo:rsid="00069d55" officeooo:paragraph-rsid="00069d55"/>
    </style:style>
    <style:style style:name="P2" style:family="paragraph" style:parent-style-name="Text_20_body">
      <style:text-properties officeooo:rsid="00069d55" officeooo:paragraph-rsid="00069d55"/>
    </style:style>
    <style:style style:name="P3" style:family="paragraph" style:parent-style-name="Text_20_body">
      <style:text-properties fo:color="#00cc00" officeooo:rsid="002368a9" officeooo:paragraph-rsid="002368a9"/>
    </style:style>
    <style:style style:name="P4" style:family="paragraph" style:parent-style-name="Text_20_body">
      <style:text-properties officeooo:rsid="0027795e" officeooo:paragraph-rsid="0027795e"/>
    </style:style>
    <style:style style:name="P5" style:family="paragraph" style:parent-style-name="Text_20_body">
      <style:text-properties style:use-window-font-color="true" officeooo:rsid="0028b6be" officeooo:paragraph-rsid="0028b6be"/>
    </style:style>
    <style:style style:name="P6" style:family="paragraph" style:parent-style-name="Text_20_body">
      <style:text-properties style:use-window-font-color="true" officeooo:rsid="002a2581" officeooo:paragraph-rsid="002a2581"/>
    </style:style>
    <style:style style:name="P7" style:family="paragraph" style:parent-style-name="Text_20_body">
      <style:text-properties style:use-window-font-color="true" officeooo:rsid="002a2581" officeooo:paragraph-rsid="003cde86"/>
    </style:style>
    <style:style style:name="P8" style:family="paragraph" style:parent-style-name="Text_20_body">
      <style:text-properties style:use-window-font-color="true" officeooo:rsid="002eb1b6" officeooo:paragraph-rsid="002eb1b6"/>
    </style:style>
    <style:style style:name="P9" style:family="paragraph" style:parent-style-name="Text_20_body">
      <style:text-properties style:use-window-font-color="true" officeooo:rsid="0030ea39" officeooo:paragraph-rsid="0030ea39"/>
    </style:style>
    <style:style style:name="P10" style:family="paragraph" style:parent-style-name="Text_20_body">
      <style:text-properties style:use-window-font-color="true" officeooo:rsid="00363300" officeooo:paragraph-rsid="00363300"/>
    </style:style>
    <style:style style:name="P11" style:family="paragraph" style:parent-style-name="Text_20_body">
      <style:text-properties style:use-window-font-color="true" officeooo:rsid="0034e45c" officeooo:paragraph-rsid="0034e45c"/>
    </style:style>
    <style:style style:name="P12" style:family="paragraph" style:parent-style-name="Text_20_body">
      <style:text-properties officeooo:rsid="003ac34b" officeooo:paragraph-rsid="003ac34b"/>
    </style:style>
    <style:style style:name="P13" style:family="paragraph" style:parent-style-name="Text_20_body">
      <style:text-properties fo:color="#ff0000" fo:font-weight="bold" officeooo:rsid="003cde86" officeooo:paragraph-rsid="003cde86" style:font-weight-asian="bold" style:font-weight-complex="bold"/>
    </style:style>
    <style:style style:name="P14" style:family="paragraph" style:parent-style-name="Text_20_body">
      <style:text-properties fo:color="#ff0000" fo:font-weight="bold" officeooo:rsid="003c2fe9" officeooo:paragraph-rsid="003c2fe9" style:font-weight-asian="bold" style:font-weight-complex="bold"/>
    </style:style>
    <style:style style:name="P15" style:family="paragraph" style:parent-style-name="Text_20_body">
      <style:text-properties officeooo:rsid="0040338d" officeooo:paragraph-rsid="0040338d"/>
    </style:style>
    <style:style style:name="P16" style:family="paragraph" style:parent-style-name="Text_20_body">
      <style:text-properties fo:color="#f04e4d" fo:font-weight="bold" officeooo:rsid="0040338d" officeooo:paragraph-rsid="0040338d" style:font-weight-asian="bold" style:font-weight-complex="bold"/>
    </style:style>
    <style:style style:name="P17" style:family="paragraph" style:parent-style-name="Text_20_body">
      <style:text-properties officeooo:rsid="00418cb4" officeooo:paragraph-rsid="00418cb4"/>
    </style:style>
    <style:style style:name="P18" style:family="paragraph" style:parent-style-name="Text_20_body">
      <style:text-properties officeooo:rsid="0042aeaf" officeooo:paragraph-rsid="0042aeaf"/>
    </style:style>
    <style:style style:name="P19" style:family="paragraph" style:parent-style-name="Text_20_body">
      <style:text-properties officeooo:rsid="0045e51c" officeooo:paragraph-rsid="0045e51c"/>
    </style:style>
    <style:style style:name="P20" style:family="paragraph" style:parent-style-name="Text_20_body">
      <style:text-properties officeooo:rsid="0047af18" officeooo:paragraph-rsid="0047af18"/>
    </style:style>
    <style:style style:name="P21" style:family="paragraph" style:parent-style-name="Text_20_body">
      <style:text-properties officeooo:rsid="0047da38" officeooo:paragraph-rsid="0047da38"/>
    </style:style>
    <style:style style:name="P22" style:family="paragraph" style:parent-style-name="Text_20_body">
      <style:text-properties officeooo:rsid="004cd4fa" officeooo:paragraph-rsid="004cd4fa"/>
    </style:style>
    <style:style style:name="P23" style:family="paragraph" style:parent-style-name="Text_20_body">
      <style:text-properties officeooo:rsid="004f0a32" officeooo:paragraph-rsid="004f0a32"/>
    </style:style>
    <style:style style:name="P24" style:family="paragraph" style:parent-style-name="Text_20_body">
      <style:text-properties officeooo:rsid="0050e49e" officeooo:paragraph-rsid="0050e49e"/>
    </style:style>
    <style:style style:name="P25" style:family="paragraph" style:parent-style-name="Title">
      <style:text-properties officeooo:rsid="00054309" officeooo:paragraph-rsid="00054309"/>
    </style:style>
    <style:style style:name="P26" style:family="paragraph" style:parent-style-name="Title">
      <style:text-properties fo:font-size="20pt" officeooo:rsid="00054309" officeooo:paragraph-rsid="00054309" style:font-size-asian="20pt" style:font-size-complex="20pt"/>
    </style:style>
    <style:style style:name="P27" style:family="paragraph" style:parent-style-name="Subtitle">
      <style:text-properties officeooo:rsid="00054309" officeooo:paragraph-rsid="00054309"/>
    </style:style>
    <style:style style:name="P28" style:family="paragraph" style:parent-style-name="Subtitle">
      <style:text-properties fo:font-size="12pt" style:font-size-asian="12pt" style:font-size-complex="12pt"/>
    </style:style>
    <style:style style:name="P29" style:family="paragraph" style:parent-style-name="Subtitle">
      <style:text-properties fo:font-size="12pt" officeooo:rsid="00054309" officeooo:paragraph-rsid="00054309" style:font-size-asian="12pt" style:font-size-complex="12pt"/>
    </style:style>
    <style:style style:name="P30" style:family="paragraph" style:parent-style-name="Subtitle">
      <style:text-properties fo:font-size="20pt" officeooo:rsid="00054309" officeooo:paragraph-rsid="00054309" style:font-size-asian="20pt" style:font-size-complex="20pt"/>
    </style:style>
    <style:style style:name="P31" style:family="paragraph" style:parent-style-name="Table_20_Contents">
      <style:paragraph-properties fo:text-align="justify" style:justify-single-word="false"/>
      <style:text-properties officeooo:rsid="0050e49e" officeooo:paragraph-rsid="0050e49e" style:font-size-asian="10.5pt"/>
    </style:style>
    <style:style style:name="P32" style:family="paragraph" style:parent-style-name="Table_20_Contents">
      <style:paragraph-properties fo:text-align="justify" style:justify-single-word="false"/>
      <style:text-properties officeooo:rsid="0050e49e" officeooo:paragraph-rsid="00529d61" style:font-size-asian="10.5pt"/>
    </style:style>
    <style:style style:name="P33" style:family="paragraph" style:parent-style-name="Table_20_Contents">
      <style:paragraph-properties fo:text-align="justify" style:justify-single-word="false"/>
      <style:text-properties officeooo:rsid="0050e49e" officeooo:paragraph-rsid="00544751" style:font-size-asian="10.5pt"/>
    </style:style>
    <style:style style:name="P34" style:family="paragraph" style:parent-style-name="Table_20_Contents">
      <style:paragraph-properties fo:text-align="center" style:justify-single-word="false"/>
      <style:text-properties officeooo:rsid="0050e49e" officeooo:paragraph-rsid="0050e49e" style:font-size-asian="10.5pt"/>
    </style:style>
    <style:style style:name="P35" style:family="paragraph" style:parent-style-name="Table_20_Contents">
      <style:paragraph-properties fo:text-align="justify" style:justify-single-word="false"/>
      <style:text-properties officeooo:rsid="005105c6" officeooo:paragraph-rsid="005105c6" style:font-size-asian="10.5pt"/>
    </style:style>
    <style:style style:name="P36" style:family="paragraph" style:parent-style-name="Table_20_Contents">
      <style:paragraph-properties fo:text-align="justify" style:justify-single-word="false"/>
      <style:text-properties officeooo:rsid="005105c6" officeooo:paragraph-rsid="00529d61" style:font-size-asian="10.5pt"/>
    </style:style>
    <style:style style:name="P37" style:family="paragraph" style:parent-style-name="Table_20_Contents">
      <style:paragraph-properties fo:text-align="justify" style:justify-single-word="false"/>
      <style:text-properties officeooo:rsid="005105c6" officeooo:paragraph-rsid="00544751" style:font-size-asian="10.5pt"/>
    </style:style>
    <style:style style:name="P38" style:family="paragraph" style:parent-style-name="Table_20_Contents">
      <style:paragraph-properties fo:text-align="justify" style:justify-single-word="false"/>
      <style:text-properties officeooo:rsid="00544751" officeooo:paragraph-rsid="00544751" style:font-size-asian="10.5pt"/>
    </style:style>
    <style:style style:name="P39" style:family="paragraph" style:parent-style-name="Heading_20_1">
      <style:text-properties officeooo:rsid="00069d55" officeooo:paragraph-rsid="00069d55"/>
    </style:style>
    <style:style style:name="P40" style:family="paragraph" style:parent-style-name="Heading_20_1">
      <style:text-properties officeooo:rsid="002368a9" officeooo:paragraph-rsid="002368a9"/>
    </style:style>
    <style:style style:name="P41" style:family="paragraph" style:parent-style-name="Heading_20_1">
      <style:paragraph-properties fo:break-before="page"/>
      <style:text-properties officeooo:rsid="00069d55" officeooo:paragraph-rsid="00069d55"/>
    </style:style>
    <style:style style:name="P42" style:family="paragraph" style:parent-style-name="Heading_20_3">
      <style:text-properties officeooo:rsid="00069d55" officeooo:paragraph-rsid="00069d55"/>
    </style:style>
    <style:style style:name="P43" style:family="paragraph" style:parent-style-name="Heading_20_3">
      <style:text-properties officeooo:rsid="00069d55" officeooo:paragraph-rsid="0011326e"/>
    </style:style>
    <style:style style:name="P44" style:family="paragraph" style:parent-style-name="Heading_20_3">
      <style:text-properties officeooo:rsid="00081cd6" officeooo:paragraph-rsid="000bca40"/>
    </style:style>
    <style:style style:name="P45" style:family="paragraph" style:parent-style-name="Heading_20_3">
      <style:text-properties officeooo:rsid="00081cd6" officeooo:paragraph-rsid="00081cd6"/>
    </style:style>
    <style:style style:name="P46" style:family="paragraph" style:parent-style-name="Heading_20_3">
      <style:text-properties officeooo:rsid="001193d3" officeooo:paragraph-rsid="001193d3"/>
    </style:style>
    <style:style style:name="P47" style:family="paragraph" style:parent-style-name="Heading_20_3">
      <style:text-properties officeooo:rsid="000a85c4" officeooo:paragraph-rsid="000a85c4"/>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Heading_20_2">
      <style:text-properties officeooo:rsid="00069d55" officeooo:paragraph-rsid="00069d55"/>
    </style:style>
    <style:style style:name="P51" style:family="paragraph" style:parent-style-name="Heading_20_2">
      <style:text-properties officeooo:rsid="00069d55" officeooo:paragraph-rsid="000bca40"/>
    </style:style>
    <style:style style:name="P52" style:family="paragraph" style:parent-style-name="Heading_20_2">
      <style:text-properties officeooo:rsid="002368a9" officeooo:paragraph-rsid="002368a9"/>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Text_20_body" style:list-style-name="L1">
      <style:text-properties fo:color="#00cc00" officeooo:rsid="001a3877" officeooo:paragraph-rsid="001a3877"/>
    </style:style>
    <style:style style:name="P55" style:family="paragraph" style:parent-style-name="Text_20_body" style:list-style-name="L2">
      <style:text-properties fo:color="#00cc00" officeooo:rsid="001a3877" officeooo:paragraph-rsid="001a3877"/>
    </style:style>
    <style:style style:name="P56" style:family="paragraph" style:parent-style-name="Text_20_body" style:list-style-name="L2">
      <style:text-properties fo:color="#00cc00" officeooo:rsid="001c34cd" officeooo:paragraph-rsid="001c34cd"/>
    </style:style>
    <style:style style:name="P57" style:family="paragraph" style:parent-style-name="Text_20_body" style:list-style-name="L3">
      <style:text-properties fo:color="#00cc00" officeooo:rsid="001db9a4" officeooo:paragraph-rsid="001db9a4"/>
    </style:style>
    <style:style style:name="P58" style:family="paragraph" style:parent-style-name="Text_20_body" style:list-style-name="L7">
      <style:text-properties fo:color="#00cc00" officeooo:paragraph-rsid="001193d3"/>
    </style:style>
    <style:style style:name="P59" style:family="paragraph" style:parent-style-name="Text_20_body" style:list-style-name="L8">
      <style:text-properties fo:color="#00cc00" officeooo:rsid="000e3341" officeooo:paragraph-rsid="000e3341"/>
    </style:style>
    <style:style style:name="P60" style:family="paragraph" style:parent-style-name="Text_20_body" style:list-style-name="L8">
      <style:text-properties fo:color="#00cc00" officeooo:rsid="000e3341" officeooo:paragraph-rsid="0011326e"/>
    </style:style>
    <style:style style:name="P61" style:family="paragraph" style:parent-style-name="Text_20_body" style:list-style-name="L8">
      <style:text-properties fo:color="#00cc00" officeooo:rsid="000efc11" officeooo:paragraph-rsid="000efc11"/>
    </style:style>
    <style:style style:name="P62" style:family="paragraph" style:parent-style-name="Text_20_body" style:list-style-name="L8">
      <style:text-properties fo:color="#00cc00" officeooo:rsid="000efc11" officeooo:paragraph-rsid="0011326e"/>
    </style:style>
    <style:style style:name="P63" style:family="paragraph" style:parent-style-name="Text_20_body" style:list-style-name="L8">
      <style:text-properties fo:color="#00cc00" officeooo:rsid="0013dbc3" officeooo:paragraph-rsid="0013dbc3"/>
    </style:style>
    <style:style style:name="P64" style:family="paragraph" style:parent-style-name="Text_20_body" style:list-style-name="L9">
      <style:text-properties fo:color="#00cc00" officeooo:rsid="0018198e" officeooo:paragraph-rsid="0018198e"/>
    </style:style>
    <style:style style:name="P65" style:family="paragraph" style:parent-style-name="Text_20_body" style:list-style-name="L10">
      <style:text-properties fo:color="#00cc00" officeooo:rsid="002368a9" officeooo:paragraph-rsid="002368a9"/>
    </style:style>
    <style:style style:name="P66" style:family="paragraph" style:parent-style-name="Text_20_body" style:list-style-name="L4">
      <style:text-properties style:use-window-font-color="true" officeooo:rsid="002eb1b6" officeooo:paragraph-rsid="002eb1b6"/>
    </style:style>
    <style:style style:name="P67" style:family="paragraph" style:parent-style-name="Text_20_body" style:list-style-name="L5">
      <style:text-properties officeooo:rsid="0042aeaf" officeooo:paragraph-rsid="0042aeaf"/>
    </style:style>
    <style:style style:name="P68" style:family="paragraph" style:parent-style-name="Text_20_body" style:list-style-name="L5">
      <style:text-properties officeooo:rsid="0042c395" officeooo:paragraph-rsid="0042c395"/>
    </style:style>
    <style:style style:name="P69" style:family="paragraph" style:parent-style-name="Text_20_body" style:list-style-name="L5">
      <style:text-properties officeooo:rsid="00443253" officeooo:paragraph-rsid="00443253"/>
    </style:style>
    <style:style style:name="P70" style:family="paragraph" style:parent-style-name="Text_20_body">
      <style:text-properties fo:font-style="normal" officeooo:rsid="0045e51c" officeooo:paragraph-rsid="0045e51c" style:font-style-asian="normal" style:font-style-complex="normal"/>
    </style:style>
    <style:style style:name="P71" style:family="paragraph" style:parent-style-name="Text_20_body">
      <style:text-properties fo:font-style="normal" officeooo:rsid="0047da38" officeooo:paragraph-rsid="0047da38" style:font-style-asian="normal" style:font-style-complex="normal"/>
    </style:style>
    <style:style style:name="P72" style:family="paragraph" style:parent-style-name="Text_20_body" style:list-style-name="L6">
      <style:text-properties fo:font-style="normal" officeooo:rsid="0047da38" officeooo:paragraph-rsid="0047da38" style:font-style-asian="normal" style:font-style-complex="normal"/>
    </style:style>
    <style:style style:name="P73" style:family="paragraph" style:parent-style-name="Text_20_body">
      <style:text-properties fo:font-style="normal" officeooo:rsid="0050e49e" officeooo:paragraph-rsid="0050e49e" style:font-style-asian="normal" style:font-style-complex="normal"/>
    </style:style>
    <style:style style:name="P74" style:family="paragraph" style:parent-style-name="Text_20_body" style:list-style-name="L6">
      <style:text-properties officeooo:rsid="0047da38" officeooo:paragraph-rsid="0047da38"/>
    </style:style>
    <style:style style:name="P75" style:family="paragraph" style:parent-style-name="Text_20_body" style:list-style-name="L6">
      <style:text-properties officeooo:rsid="004a82e6" officeooo:paragraph-rsid="004a82e6"/>
    </style:style>
    <style:style style:name="P76" style:family="paragraph" style:parent-style-name="Text_20_body" style:list-style-name="L8">
      <style:text-properties officeooo:paragraph-rsid="0011326e"/>
    </style:style>
    <style:style style:name="P77" style:family="paragraph" style:parent-style-name="Text_20_body" style:list-style-name="L10">
      <style:text-properties fo:color="#00b274" officeooo:rsid="0023aaf1" officeooo:paragraph-rsid="0023aaf1"/>
    </style:style>
    <style:style style:name="T1" style:family="text">
      <style:text-properties fo:color="#00cc00" officeooo:rsid="000efc11"/>
    </style:style>
    <style:style style:name="T2" style:family="text">
      <style:text-properties fo:color="#00cc00" officeooo:rsid="0010cafc"/>
    </style:style>
    <style:style style:name="T3" style:family="text">
      <style:text-properties officeooo:rsid="0010cafc"/>
    </style:style>
    <style:style style:name="T4" style:family="text">
      <style:text-properties officeooo:rsid="0013e265"/>
    </style:style>
    <style:style style:name="T5" style:family="text">
      <style:text-properties officeooo:rsid="001c34cd"/>
    </style:style>
    <style:style style:name="T6" style:family="text">
      <style:text-properties officeooo:rsid="002368a9"/>
    </style:style>
    <style:style style:name="T7" style:family="text">
      <style:text-properties officeooo:rsid="0027f13c"/>
    </style:style>
    <style:style style:name="T8" style:family="text">
      <style:text-properties officeooo:rsid="002bcd72"/>
    </style:style>
    <style:style style:name="T9" style:family="text">
      <style:text-properties officeooo:rsid="002eff2c"/>
    </style:style>
    <style:style style:name="T10" style:family="text">
      <style:text-properties officeooo:rsid="0030ea39"/>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32c00f"/>
    </style:style>
    <style:style style:name="T14" style:family="text">
      <style:text-properties officeooo:rsid="0035b642"/>
    </style:style>
    <style:style style:name="T15" style:family="text">
      <style:text-properties officeooo:rsid="00363300"/>
    </style:style>
    <style:style style:name="T16" style:family="text">
      <style:text-properties officeooo:rsid="00372da5"/>
    </style:style>
    <style:style style:name="T17" style:family="text">
      <style:text-properties officeooo:rsid="003cde86"/>
    </style:style>
    <style:style style:name="T18" style:family="text">
      <style:text-properties fo:font-weight="normal" style:font-weight-asian="normal" style:font-weight-complex="normal"/>
    </style:style>
    <style:style style:name="T19" style:family="text">
      <style:text-properties fo:font-weight="normal" officeooo:rsid="0041816b" style:font-weight-asian="normal" style:font-weight-complex="normal"/>
    </style:style>
    <style:style style:name="T20" style:family="text">
      <style:text-properties officeooo:rsid="00443253"/>
    </style:style>
    <style:style style:name="T21" style:family="text">
      <style:text-properties fo:font-style="normal" style:font-style-asian="normal" style:font-style-complex="normal"/>
    </style:style>
    <style:style style:name="T22" style:family="text">
      <style:text-properties fo:font-style="normal" officeooo:rsid="0047da38" style:font-style-asian="normal" style:font-style-complex="normal"/>
    </style:style>
    <style:style style:name="T23" style:family="text">
      <style:text-properties fo:font-style="normal" officeooo:rsid="0049b4e1" style:font-style-asian="normal" style:font-style-complex="normal"/>
    </style:style>
    <style:style style:name="T24" style:family="text">
      <style:text-properties fo:font-style="normal" officeooo:rsid="004b18e3" style:font-style-asian="normal" style:font-style-complex="normal"/>
    </style:style>
    <style:style style:name="T25" style:family="text">
      <style:text-properties fo:font-style="normal" officeooo:rsid="004f0a32" style:font-style-asian="normal" style:font-style-complex="normal"/>
    </style:style>
    <style:style style:name="T26" style:family="text">
      <style:text-properties fo:font-style="normal" officeooo:rsid="004f89c0" style:font-style-asian="normal" style:font-style-complex="normal"/>
    </style:style>
    <style:style style:name="T27" style:family="text">
      <style:text-properties fo:font-style="normal" officeooo:rsid="0050e49e" style:font-style-asian="normal" style:font-style-complex="normal"/>
    </style:style>
    <style:style style:name="T28" style:family="text">
      <style:text-properties officeooo:rsid="005105c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5"/>
      <text:p text:style-name="P25"/>
      <text:p text:style-name="P25">Rapport de projet</text:p>
      <text:p text:style-name="P30">IA54 – semestre UTBM A2017</text:p>
      <text:p text:style-name="P26"/>
      <text:p text:style-name="P26">Application des optimisations par colonies de fourmis aux problèmes du voyageur de commerce</text:p>
      <text:p text:style-name="P27"/>
      <text:p text:style-name="P28"/>
      <text:p text:style-name="P28">Étudiants : BOUCHEREAU Thomas – PROST Guillaume</text:p>
      <text:p text:style-name="P29">Suiveur de projet : GAUD Nicolas</text:p>
      <text:p text:style-name="P1">Sommair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3"><text:a xlink:type="simple" xlink:href="#__RefHeading___Toc213_1364207935" text:style-name="Index_20_Link" text:visited-style-name="Index_20_Link">Présentation du projet<text:tab/>3</text:a></text:p>
          <text:p text:style-name="P48"><text:a xlink:type="simple" xlink:href="#__RefHeading___Toc215_1364207935" text:style-name="Index_20_Link" text:visited-style-name="Index_20_Link">Sujet assigné<text:tab/>3</text:a></text:p>
          <text:p text:style-name="P49"><text:a xlink:type="simple" xlink:href="#__RefHeading___Toc217_1364207935" text:style-name="Index_20_Link" text:visited-style-name="Index_20_Link">Énoncé<text:tab/>3</text:a></text:p>
          <text:p text:style-name="P49"><text:a xlink:type="simple" xlink:href="#__RefHeading___Toc219_1364207935" text:style-name="Index_20_Link" text:visited-style-name="Index_20_Link">Contraintes<text:tab/>3</text:a></text:p>
          <text:p text:style-name="P48"><text:a xlink:type="simple" xlink:href="#__RefHeading___Toc221_1364207935" text:style-name="Index_20_Link" text:visited-style-name="Index_20_Link">Pistes de recherches<text:tab/>3</text:a></text:p>
          <text:p text:style-name="P53"><text:a xlink:type="simple" xlink:href="#__RefHeading___Toc223_1364207935" text:style-name="Index_20_Link" text:visited-style-name="Index_20_Link">Réalisation<text:tab/>3</text:a></text:p>
          <text:p text:style-name="P48"><text:a xlink:type="simple" xlink:href="#__RefHeading___Toc225_1364207935" text:style-name="Index_20_Link" text:visited-style-name="Index_20_Link">Principe de fonctionnement<text:tab/>3</text:a></text:p>
          <text:p text:style-name="P49"><text:a xlink:type="simple" xlink:href="#__RefHeading___Toc229_1364207935" text:style-name="Index_20_Link" text:visited-style-name="Index_20_Link">Description des différents éléments<text:tab/>3</text:a></text:p>
          <text:p text:style-name="P49"><text:a xlink:type="simple" xlink:href="#__RefHeading___Toc227_1364207935" text:style-name="Index_20_Link" text:visited-style-name="Index_20_Link">Cycle de résolution<text:tab/>5</text:a></text:p>
          <text:p text:style-name="P49"><text:a xlink:type="simple" xlink:href="#__RefHeading___Toc231_1364207935" text:style-name="Index_20_Link" text:visited-style-name="Index_20_Link">Fonctionnalités envisagées<text:tab/>5</text:a></text:p>
          <text:p text:style-name="P48"><text:a xlink:type="simple" xlink:href="#__RefHeading___Toc233_1364207935" text:style-name="Index_20_Link" text:visited-style-name="Index_20_Link">Conception et implémentation des différents éléments<text:tab/>7</text:a></text:p>
          <text:p text:style-name="P49"><text:a xlink:type="simple" xlink:href="#__RefHeading___Toc354_1364207935" text:style-name="Index_20_Link" text:visited-style-name="Index_20_Link">Structure globale<text:tab/>7</text:a></text:p>
          <text:p text:style-name="P49"><text:a xlink:type="simple" xlink:href="#__RefHeading___Toc235_1364207935" text:style-name="Index_20_Link" text:visited-style-name="Index_20_Link">Environnement<text:tab/>7</text:a></text:p>
          <text:p text:style-name="P49"><text:a xlink:type="simple" xlink:href="#__RefHeading___Toc237_1364207935" text:style-name="Index_20_Link" text:visited-style-name="Index_20_Link">Séquenceur<text:tab/>7</text:a></text:p>
          <text:p text:style-name="P49"><text:a xlink:type="simple" xlink:href="#__RefHeading___Toc239_1364207935" text:style-name="Index_20_Link" text:visited-style-name="Index_20_Link">Fourmis<text:tab/>7</text:a></text:p>
          <text:p text:style-name="P49"><text:a xlink:type="simple" xlink:href="#__RefHeading___Toc241_1364207935" text:style-name="Index_20_Link" text:visited-style-name="Index_20_Link">Interface utilisateur<text:tab/>7</text:a></text:p>
          <text:p text:style-name="P49"><text:a xlink:type="simple" xlink:href="#__RefHeading___Toc243_1364207935" text:style-name="Index_20_Link" text:visited-style-name="Index_20_Link">Librairies tierces<text:tab/>7</text:a></text:p>
          <text:p text:style-name="P53"><text:a xlink:type="simple" xlink:href="#__RefHeading___Toc304_938312281" text:style-name="Index_20_Link" text:visited-style-name="Index_20_Link">Performances<text:tab/>8</text:a></text:p>
          <text:p text:style-name="P48"><text:a xlink:type="simple" xlink:href="#__RefHeading___Toc306_938312281" text:style-name="Index_20_Link" text:visited-style-name="Index_20_Link">TSP classique<text:tab/>8</text:a></text:p>
          <text:p text:style-name="P48"><text:a xlink:type="simple" xlink:href="#__RefHeading___Toc308_938312281" text:style-name="Index_20_Link" text:visited-style-name="Index_20_Link">TSP Bottleneck<text:tab/>8</text:a></text:p>
          <text:p text:style-name="P48"><text:a xlink:type="simple" xlink:href="#__RefHeading___Toc310_938312281" text:style-name="Index_20_Link" text:visited-style-name="Index_20_Link">TSP avec plages horaires<text:tab/>8</text:a></text:p>
        </text:index-body>
      </text:table-of-content>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P2"/>
      <text:h text:style-name="P41" text:outline-level="1"><text:bookmark-start text:name="__RefHeading___Toc213_1364207935"/>Présentation du projet<text:bookmark-end text:name="__RefHeading___Toc213_1364207935"/></text:h>
      <text:h text:style-name="P50" text:outline-level="2"><text:bookmark-start text:name="__RefHeading___Toc215_1364207935"/>Sujet assigné<text:bookmark-end text:name="__RefHeading___Toc215_1364207935"/></text:h>
      <text:h text:style-name="P42" text:outline-level="3"><text:bookmark-start text:name="__RefHeading___Toc217_1364207935"/>Énoncé<text:bookmark-end text:name="__RefHeading___Toc217_1364207935"/></text:h>
      <text:list xml:id="list1725817705" text:style-name="L1">
        <text:list-item>
          <text:p text:style-name="P54">Résolution de problèmes TSP</text:p>
        </text:list-item>
        <text:list-item>
          <text:p text:style-name="P54">Principe ACO</text:p>
        </text:list-item>
      </text:list>
      <text:h text:style-name="P42" text:outline-level="3"><text:bookmark-start text:name="__RefHeading___Toc219_1364207935"/>Contraintes<text:bookmark-end text:name="__RefHeading___Toc219_1364207935"/></text:h>
      <text:list xml:id="list3138060989" text:style-name="L2">
        <text:list-item>
          <text:p text:style-name="P55">Utilisation du langague SARL <text:span text:style-name="T5">obligatoire</text:span></text:p>
        </text:list-item>
        <text:list-item>
          <text:p text:style-name="P55">Utilisation de JavaFX ou de « Eclipse GUI »(?) <text:span text:style-name="T5">obligatoire</text:span></text:p>
        </text:list-item>
        <text:list-item>
          <text:p text:style-name="P56">Utilisation de toute librairie externe autorisée</text:p>
        </text:list-item>
      </text:list>
      <text:h text:style-name="P50" text:outline-level="2"><text:bookmark-start text:name="__RefHeading___Toc221_1364207935"/>Pistes de recherches<text:bookmark-end text:name="__RefHeading___Toc221_1364207935"/></text:h>
      <text:list xml:id="list3330767548" text:style-name="L3">
        <text:list-item>
          <text:p text:style-name="P57">Site de benchmark (détailler les recherches suivant les versions deTSP)</text:p>
        </text:list-item>
        <text:list-item>
          <text:p text:style-name="P57">Affichage de graph en JFX</text:p>
        </text:list-item>
        <text:list-item>
          <text:p text:style-name="P57">Ecriture en SARL</text:p>
        </text:list-item>
      </text:list>
      <text:h text:style-name="P39" text:outline-level="1"><text:bookmark-start text:name="__RefHeading___Toc223_1364207935"/>Réalisation<text:bookmark-end text:name="__RefHeading___Toc223_1364207935"/></text:h>
      <text:h text:style-name="P51" text:outline-level="2"><text:bookmark-start text:name="__RefHeading___Toc225_1364207935"/>Principe de fonctionnement<text:bookmark-end text:name="__RefHeading___Toc225_1364207935"/></text:h>
      <text:p text:style-name="P12">Dans cette partie, nous allons définir les différents éléments théoriques qui composent notre projet, et nous allons présenter leur fonctionnement global, c’est-à-dire ce qu’on peut en attendre et les éventuelles équations qu’ils vont mettre en œuvre.</text:p>
      <text:h text:style-name="P44" text:outline-level="3"><text:bookmark-start text:name="__RefHeading___Toc229_1364207935"/>Description des différents éléments<text:bookmark-end text:name="__RefHeading___Toc229_1364207935"/></text:h>
      <text:p text:style-name="P4">Ces quatre types d’agents sont les suivants : agent environnement, agent séquenceur, agent afficheur et agent fourmi. <text:span text:style-name="T7">Les trois premiers types ne seront instanciés qu’une seule fois, et le dernier type aura un nombre d’agent correspondant variable.</text:span></text:p>
      <text:p text:style-name="P4"/>
      <text:p text:style-name="P5">L’agent environnement conserve en interne toutes les données liés aux solutions actuelles, comme le nombre d’itération, la meilleure solution trouvée, <text:s/>la matrice des distances ou encore le niveau de phéromones.</text:p>
      <text:p text:style-name="P7">À chaque itération, l’environnement va collecter les influences des fourmis, c’est-à-dire les chemins empruntés, et va calculer les nouveaux niveaux de phéromones sur les trajets. <text:span text:style-name="T17">Ces nouveaux niveaux sont calculés avec l’équation suivante : </text:span></text:p>
      <text:p text:style-name="P13">[INSERER EQ CALCUL PHEROMONES]</text:p>
      <text:p text:style-name="P7"><text:soft-page-break/>Il va ensuite notifier le changement de données pour que l’affichage soit mis à jour. <text:span text:style-name="T14">Il va également fournir les données de l’environnement aux fourmis par l’intermédiaire de l’agent séquenceur, de manière à ce que l’environnement soit complètement observable par les fourmis (distance, phéromones, etc.).</text:span></text:p>
      <text:p text:style-name="P6"/>
      <text:p text:style-name="P6">L’agent séquenceur va s’occuper de gérer le cycle des itérations en s’assurant que toutes les fourmis ont terminé leurs calculs de solutions avant de demander à l’agent environnement d’appliquer les influences. Il va ensuite attendre la fin du traitement de ces influences avant de relancer les fourmis sur une nouvelle itération. Cet agent doit également s’occuper <text:span text:style-name="T8">de recréer les fourmis lorsque le paramétrage de ces dernières change, ou lorsque les données du problème TSP changent.</text:span></text:p>
      <text:p text:style-name="P6"/>
      <text:p text:style-name="P8">L’agent afficheur sert de passerelle entre le code java gérant l’affichage et le reste des agents. Il doit <text:span text:style-name="T10">lancer l’interface graphique lorsqu’il s’instancie, il doit</text:span> <text:span text:style-name="T9">recevoir</text:span> des événements de la part de l’agent environnement pour mettre à jour les données des solutions, et <text:s/><text:span text:style-name="T10">doit </text:span>émet<text:span text:style-name="T10">tre</text:span> des événements lorsque des contrôles sont activés sur l’interface graphique. Ces événements sont au nombre de trois : </text:p>
      <text:list xml:id="list3078147467" text:style-name="L4">
        <text:list-item>
          <text:p text:style-name="P66">Import d’un nouveau fichier contenant un problème de TSP</text:p>
        </text:list-item>
        <text:list-item>
          <text:p text:style-name="P66">Modification du paramétrage de l’application</text:p>
        </text:list-item>
        <text:list-item>
          <text:p text:style-name="P66">Fermeture de l’interface par l’utilisateur</text:p>
        </text:list-item>
      </text:list>
      <text:p text:style-name="P9">Ces événements sont broadcastés à tous les agents, et les agents peuvent ou non les écouter, et le cas échéant les prendre en compte. Ce choix a été fait car cela simplifiait grandement les procédures de <text:span text:style-name="T11">handshake</text:span> à l’initialisation de l’agent affichage et car l’agent affichage n’a pas à savoir à qui sont destiné les informations de certains des événements qu’il doit émettre : en effet, dans le cas des événements liés aux changements de paramètres, seuls les destinataires peuvent déterminer si le paramètre modifié les concernent <text:span text:style-name="T13">ou non</text:span>.</text:p>
      <text:p text:style-name="P9"/>
      <text:p text:style-name="P11">Enfin, les agents fourmis sont chargé, <text:span text:style-name="T15">à chaque itération,</text:span> de calculer <text:span text:style-name="T15">chacune </text:span>un chemin en prenant en compte les données de l’environnement <text:span text:style-name="T15">pour l’itération en cours, et de transmettre ce chemin à l’agent environnement. Elles calculent ces chemins en choisissant nœud par nœud le trajet le composant, ce choix étant fait au hasard, et la probabilité d’élection de chaque choix dépend de la distance du trajet correspondant, ainsi que du niveau de phéromones sur ce trajet, en suivant l’équation suivante : </text:span></text:p>
      <text:p text:style-name="P14">[INSERER EQ CALCUL PROBABILITE CHEMIN]</text:p>
      <text:p text:style-name="P10">Les fourmis doivent calculer des chemins complets, et doivent recommencer sans notifier l’agent environnement si le trajet ne visite pas tous les nœuds. <text:span text:style-name="T16">Les fourmis ne doivent pas changer d’algorithme lorsque la variante du TSP est changée, puisqu’elles seront changées lorsque cela arrivera. Elles doivent cependant être paramétrable à l’initialisation pour s’adapter à l’état actuel du programme.</text:span></text:p>
      <text:h text:style-name="P45" text:outline-level="3"><text:bookmark-start text:name="__RefHeading___Toc227_1364207935"/><text:soft-page-break/>Cycle de résolution<text:bookmark-end text:name="__RefHeading___Toc227_1364207935"/></text:h>
      <text:p text:style-name="P15">Les composants ci-dessus ont été défini avec un objectif précis en tête : un cycle de résolution. Ce cycle est un enchainement d’événements qui constitue une itération de l’optimisation du problème du TSP. Il se déroule comme il suit : </text:p>
      <text:p text:style-name="P16">[INSERER DIAGRAMME SEQ CYCLE]</text:p>
      <text:p text:style-name="P15"><text:span text:style-name="T18">Etant donné que plusieurs fourmis </text:span><text:span text:style-name="T19">calculent et transmettent leurs influences en parallèle, le séquenceur doit comptabiliser le nombre de fourmis ayant terminé leurs calculs, et ne déclenche la suite du cycle que quand toutes les fourmis ont terminé.</text:span></text:p>
      <text:p text:style-name="P17"><text:span text:style-name="T19">I</text:span><text:span text:style-name="T18">l est a noter que la mise à jour de l’affichage ne fait pas partie de ce cycle, car ce dernier ne représente que la séquence d’étapes que le code métier va suivre pour calculer ce que nous voulons. Dans la pratique, cette mise à jour ce situera à la fin de l’étape ‘</text:span><text:span text:style-name="T12">request update</text:span><text:span text:style-name="T18">’, une fois que l’environnement à appliqué les influences.</text:span></text:p>
      <text:h text:style-name="P45" text:outline-level="3"><text:bookmark-start text:name="__RefHeading___Toc231_1364207935"/>Fonctionnalités envisagées<text:bookmark-end text:name="__RefHeading___Toc231_1364207935"/></text:h>
      <text:p text:style-name="P18">Nous pensons pouvoir appliquer ce cycle à plusieurs variantes de TSP. Initialiement, des valeurs de <text:s/>TSP classique seront utilisées pour prouver le fonctionnement du cycle et de l’interface. Nous considérons que le TSP ‘classique’ possède les caractéristiques suivantes : </text:p>
      <text:list xml:id="list2399967214" text:style-name="L5">
        <text:list-item>
          <text:p text:style-name="P67">Le graph définissant les nœuds est complet, bidirectionnel</text:p>
        </text:list-item>
        <text:list-item>
          <text:p text:style-name="P67"><text:span text:style-name="T20">L</text:span>a distance du trajet entre deux nœuds n1 et n2 est la même peu importe le sens (n1 → n2 ou n2 → n1)</text:p>
        </text:list-item>
        <text:list-item>
          <text:p text:style-name="P68"><text:span text:style-name="T20">U</text:span>ne solution est définie par une séquence de nœuds où chaque nœud n’est présent qu’une seule fois. Cette séquence ne contient donc aucun doublon, et ne revient pas au point de départ une fois le dernier nœud visité.</text:p>
        </text:list-item>
        <text:list-item>
          <text:p text:style-name="P69">L’objectif est de minimiser la distance totale parcourue</text:p>
        </text:list-item>
      </text:list>
      <text:p text:style-name="P19">Par la suite, nous avons décidé d’implémenter, si le temps nous le permet, deux autres variantes de TSP : les TSP ‘<text:span text:style-name="T11">bottleneck’</text:span><text:span text:style-name="T21"> et les TSP avec plages horaires</text:span></text:p>
      <text:p text:style-name="P70"/>
      <text:p text:style-name="P20">Les TSP dit <text:span text:style-name="T11">‘bottleneck’</text:span><text:span text:style-name="T21"> sont très similaires aux TSP classiques, puisque la seule chose variant étant l’objectif : en effet, cette variante cherche à minimiser la taille maximale des trajets, au lieu de la distance totale. </text:span><text:span text:style-name="T22">En d’autres termes, on cherche ici à minimiser la taille du plus long trajet entre deux nœuds, et non pas la somme des longueurs des trajets.</text:span></text:p>
      <text:p text:style-name="P71">L’implémentation de cette variante demandera peu de modifications au niveau de l’algorithme, et est intéressante pour nous car elle nous permet de mettre en place rapidement un second comportement pour les fourmis, ce qui nous permettra de travailler sur cet aspect.</text:p>
      <text:p text:style-name="P71"/>
      <text:p text:style-name="P21"><text:span text:style-name="T21">Enfin, les TSP avec plages horaires sont un peu plus complexes. On conserve les caractéristiques de la variante </text:span><text:span text:style-name="T11">‘classique’</text:span><text:span text:style-name="T21">, mais on ajoute quelques éléments : </text:span></text:p>
      <text:list xml:id="list4131243428" text:style-name="L6">
        <text:list-item>
          <text:p text:style-name="P72"><text:soft-page-break/>L’environnement contient désormais une liste de plage horaires, qui associent désormais un nœud à une collection d’intervalles temporels, durant lesquels le nœud est accessible depuis n’importe quel autre nœud.</text:p>
        </text:list-item>
        <text:list-item>
          <text:p text:style-name="P74"><text:span text:style-name="T21">L’environnement contient également l’heure de départ, </text:span><text:span text:style-name="T23">sur laquelle les fourmis vont se baser pour commencer leurs optimisations.</text:span></text:p>
        </text:list-item>
        <text:list-item>
          <text:p text:style-name="P75"><text:span text:style-name="T23">L</text:span><text:span text:style-name="T21">es fourmis sont définies comme allant à une vitesse de 1, ce qui nous permet de considérer que notre matrice de distance de trajet est </text:span><text:span text:style-name="T11">de facto</text:span><text:span text:style-name="T21"> une matrice de temps de trajet. Cela nous permet de grandement simplifier la structure interne des fourmis, </text:span><text:span text:style-name="T24">et nous permet d’établir une égalitée entre le temps de trajet et la distance parcourue. Cette égalité est importante car elle nous permet de conserver le même objectif, qui est la minimisation de la distance totale parcourue, sans autres modifications.</text:span></text:p>
        </text:list-item>
      </text:list>
      <text:p text:style-name="P22"><text:span text:style-name="T21">Ce sont les trois variantes que nous avons envisagé de mettre en place. </text:span><text:span text:style-name="T25">À coté de cela, nous avons décidé d’implémenter </text:span><text:span text:style-name="T27">trois</text:span><text:span text:style-name="T25"> éléments dans l’interface graphique .</text:span></text:p>
      <text:p text:style-name="P23"><text:span text:style-name="T21">Le premier de ces éléments est la visualisation des données de l’optimisation en cours sur deux écrans différents, l’un affichant le graph avec ses nœuds et les solutions (meilleure solution de l’itération et meilleure solution parmis toutes les itérations), </text:span><text:span text:style-name="T26">l’autre affichant une courbe représentant l’évolution de la valeur objectif, celle que nous cherchons à minimiser, en fonction des itérations.</text:span></text:p>
      <text:p text:style-name="P24"><text:span text:style-name="T25">L</text:span><text:span text:style-name="T21">e deuxième de ces éléments est une barre d’outil permettant de changer divers paramètres lié à l’optimisation des solutions : </text:span></text:p>
      <table:table table:name="Paramètres" table:style-name="Paramètres">
        <table:table-column table:style-name="Paramètres.A"/>
        <table:table-column table:style-name="Paramètres.B"/>
        <table:table-row>
          <table:table-cell table:style-name="Paramètres.A1" office:value-type="string">
            <text:p text:style-name="P34">Nom du paramètre</text:p>
          </table:table-cell>
          <table:table-cell table:style-name="Paramètres.B1" office:value-type="string">
            <text:p text:style-name="P34">Description</text:p>
          </table:table-cell>
        </table:table-row>
        <table:table-row>
          <table:table-cell table:style-name="Paramètres.A2" office:value-type="string">
            <text:p text:style-name="P31">Nombre de fourmis</text:p>
          </table:table-cell>
          <table:table-cell table:style-name="Paramètres.B2" office:value-type="string">
            <text:p text:style-name="P32">Entier, nombre de fourmis prenant part à l’optimisation. <text:span text:style-name="T28">(vaut 5 par défaut)</text:span></text:p>
          </table:table-cell>
        </table:table-row>
        <table:table-row>
          <table:table-cell table:style-name="Paramètres.A7" office:value-type="string">
            <text:p text:style-name="P31">Facteur d’évaporation des phéromones</text:p>
          </table:table-cell>
          <table:table-cell table:style-name="Paramètres.B7" office:value-type="string">
            <text:p text:style-name="P33">Décimal, influe proportionnellement sur l’évaporation des phéromones entre les itérations. <text:span text:style-name="T28">(vaut 0,5 par défaut)</text:span></text:p>
          </table:table-cell>
        </table:table-row>
        <table:table-row>
          <table:table-cell table:style-name="Paramètres.A7" office:value-type="string">
            <text:p text:style-name="P35">Facteur de distance</text:p>
          </table:table-cell>
          <table:table-cell table:style-name="Paramètres.B7" office:value-type="string">
            <text:p text:style-name="P37">Décimal, influe proportionnellement sur la prise en compte de la distance lors du dépôt des phéromones sur un trajet. (vaut 1 par défaut)</text:p>
          </table:table-cell>
        </table:table-row>
        <table:table-row>
          <table:table-cell table:style-name="Paramètres.A7" office:value-type="string">
            <text:p text:style-name="P35">Facteur d’importance des phéromones</text:p>
          </table:table-cell>
          <table:table-cell table:style-name="Paramètres.B7" office:value-type="string">
            <text:p text:style-name="P35">Décimal, influe exponentiellement sur l’importance du niveau de phéromone lors du calcul des trajets par les fourmis. (vaut 1 par défaut)</text:p>
          </table:table-cell>
        </table:table-row>
        <table:table-row>
          <table:table-cell table:style-name="Paramètres.A7" office:value-type="string">
            <text:p text:style-name="P35">Facteur d’importance de la distance</text:p>
          </table:table-cell>
          <table:table-cell table:style-name="Paramètres.B7" office:value-type="string">
            <text:p text:style-name="P35">Décimal, influe exponentiellement sur l’importance de la distance des trajets lors du calcul des trajets par les fourmis. (vaut 1 par défaut)</text:p>
          </table:table-cell>
        </table:table-row>
        <table:table-row>
          <table:table-cell table:style-name="Paramètres.A7" office:value-type="string">
            <text:p text:style-name="P35">Numéro du premier noeud</text:p>
          </table:table-cell>
          <table:table-cell table:style-name="Paramètres.B7" office:value-type="string">
            <text:p text:style-name="P36">Entier, permet d’indiquer un numéro de nœud, qui sera alors pris comme point de départ. La valeur -1 signifie que les fourmis prendront leurs points de départ au hasard. (vaut -1 par défaut)</text:p>
          </table:table-cell>
        </table:table-row>
        <table:table-row>
          <table:table-cell table:style-name="Paramètres.A8" office:value-type="string">
            <text:p text:style-name="P38">Numéro du dernier noeud</text:p>
          </table:table-cell>
          <table:table-cell table:style-name="Paramètres.B8" office:value-type="string">
            <text:p text:style-name="P38">Entier, permet d’indiquer un numéro de nœud, <text:soft-page-break/>qui sera automatiquement le dernier nœud visité par les solutions. Une valeur de -1 désactive cette fonctionnalité. <text:span text:style-name="T28">(vaut -1 par défaut)</text:span></text:p>
          </table:table-cell>
        </table:table-row>
      </table:table>
      <text:p text:style-name="P73"/>
      <text:h text:style-name="P50" text:outline-level="2"><text:bookmark-start text:name="__RefHeading___Toc233_1364207935"/>Conception et implémentation des différents éléments<text:bookmark-end text:name="__RefHeading___Toc233_1364207935"/></text:h>
      <text:h text:style-name="P46" text:outline-level="3"><text:bookmark-start text:name="__RefHeading___Toc354_1364207935"/>Structure globale<text:bookmark-end text:name="__RefHeading___Toc354_1364207935"/></text:h>
      <text:list xml:id="list561347030" text:style-name="L7">
        <text:list-item>
          <text:p text:style-name="P58">Organisation des packages</text:p>
        </text:list-item>
        <text:list-item>
          <text:p text:style-name="P58">Organisation des workspaces</text:p>
        </text:list-item>
      </text:list>
      <text:h text:style-name="P42" text:outline-level="3"><text:bookmark-start text:name="__RefHeading___Toc235_1364207935"/>Environnement<text:bookmark-end text:name="__RefHeading___Toc235_1364207935"/></text:h>
      <text:list xml:id="list2867905482" text:style-name="L8">
        <text:list-item>
          <text:p text:style-name="P59">Principe de fonctionnement</text:p>
        </text:list-item>
        <text:list-item>
          <text:p text:style-name="P59">Evenements entrant-sortant</text:p>
        </text:list-item>
        <text:list-item>
          <text:p text:style-name="P61">Fichiers <text:span text:style-name="T3">SARL/JAVA</text:span> contenant l’env</text:p>
        </text:list-item>
      </text:list>
      <text:h text:style-name="P43" text:outline-level="3"><text:bookmark-start text:name="__RefHeading___Toc237_1364207935"/>Séquenceur<text:bookmark-end text:name="__RefHeading___Toc237_1364207935"/></text:h>
      <text:list xml:id="list191921353599282" text:continue-numbering="true" text:style-name="L8">
        <text:list-item>
          <text:p text:style-name="P60">Principe de fonctionnement</text:p>
        </text:list-item>
        <text:list-item>
          <text:p text:style-name="P60">Evenements entrant-sortant</text:p>
        </text:list-item>
        <text:list-item>
          <text:p text:style-name="P76"><text:span text:style-name="T1">Fichiers </text:span><text:span text:style-name="T2">SARL/JAVA</text:span><text:span text:style-name="T1"> contenant l’env</text:span></text:p>
        </text:list-item>
      </text:list>
      <text:h text:style-name="P43" text:outline-level="3"><text:bookmark-start text:name="__RefHeading___Toc239_1364207935"/>Fourmis<text:bookmark-end text:name="__RefHeading___Toc239_1364207935"/></text:h>
      <text:list xml:id="list191921924099064" text:continue-numbering="true" text:style-name="L8">
        <text:list-item>
          <text:p text:style-name="P60">Principe de fonctionnement</text:p>
        </text:list-item>
        <text:list-item>
          <text:p text:style-name="P60">Evenements entrant-sortant</text:p>
        </text:list-item>
        <text:list-item>
          <text:p text:style-name="P62">Fichiers SARL/JAVA contenant l’env</text:p>
        </text:list-item>
        <text:list-item>
          <text:p text:style-name="P63">Algorithmes <text:span text:style-name="T4">de résolution</text:span></text:p>
        </text:list-item>
      </text:list>
      <text:h text:style-name="P43" text:outline-level="3"><text:bookmark-start text:name="__RefHeading___Toc241_1364207935"/>Interface utilisateur<text:bookmark-end text:name="__RefHeading___Toc241_1364207935"/></text:h>
      <text:list xml:id="list191921560442044" text:continue-numbering="true" text:style-name="L8">
        <text:list-item>
          <text:p text:style-name="P60">Principe de fonctionnement/structure globale</text:p>
        </text:list-item>
        <text:list-item>
          <text:p text:style-name="P60">Evenements entrant-sortant</text:p>
        </text:list-item>
        <text:list-item>
          <text:p text:style-name="P62">Fichiers SARL/JAVA contenant l’env</text:p>
        </text:list-item>
      </text:list>
      <text:h text:style-name="P47" text:outline-level="3"><text:bookmark-start text:name="__RefHeading___Toc243_1364207935"/>Librairies tierces<text:bookmark-end text:name="__RefHeading___Toc243_1364207935"/></text:h>
      <text:list xml:id="list962882709" text:style-name="L9">
        <text:list-item>
          <text:p text:style-name="P64">Interface JFX</text:p>
        </text:list-item>
        <text:list-item>
          <text:p text:style-name="P64">Parseur de fichier benchmark</text:p>
        </text:list-item>
      </text:list>
      <text:h text:style-name="P40" text:outline-level="1"><text:bookmark-start text:name="__RefHeading___Toc304_938312281"/><text:soft-page-break/>Performances<text:bookmark-end text:name="__RefHeading___Toc304_938312281"/></text:h>
      <text:p text:style-name="P3">Pour chaque version dispo du TSP, préciser :</text:p>
      <text:list xml:id="list4056359214" text:style-name="L10">
        <text:list-item>
          <text:p text:style-name="P65">la durée d’optimisation</text:p>
        </text:list-item>
        <text:list-item>
          <text:p text:style-name="P65">le nombre de nœuds maximum testé</text:p>
        </text:list-item>
        <text:list-item>
          <text:p text:style-name="P65">les noms des fichiers de benchmark correspondants</text:p>
        </text:list-item>
        <text:list-item>
          <text:p text:style-name="P77">Le paramétrage utilisé</text:p>
        </text:list-item>
      </text:list>
      <text:h text:style-name="P52" text:outline-level="2"><text:bookmark-start text:name="__RefHeading___Toc306_938312281"/>TSP classique<text:bookmark-end text:name="__RefHeading___Toc306_938312281"/></text:h>
      <text:h text:style-name="P52" text:outline-level="2"><text:bookmark-start text:name="__RefHeading___Toc308_938312281"/>TSP Bottleneck<text:bookmark-end text:name="__RefHeading___Toc308_938312281"/></text:h>
      <text:h text:style-name="Heading_20_2" text:outline-level="2"><text:bookmark-start text:name="__RefHeading___Toc310_938312281"/>TSP <text:span text:style-name="T6">avec plages horaires</text:span><text:bookmark-end text:name="__RefHeading___Toc310_93831228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1T15:47:38.576000000</meta:creation-date>
    <dc:date>2018-01-04T19:19:20.068000000</dc:date>
    <meta:editing-duration>PT2H52M35S</meta:editing-duration>
    <meta:editing-cycles>77</meta:editing-cycles>
    <meta:generator>LibreOffice/5.4.1.2$Windows_X86_64 LibreOffice_project/ea7cb86e6eeb2bf3a5af73a8f7777ac570321527</meta:generator>
    <meta:document-statistic meta:table-count="1" meta:image-count="0" meta:object-count="0" meta:page-count="8" meta:paragraph-count="130" meta:word-count="1730" meta:character-count="11108" meta:non-whitespace-character-count="9535"/>
  </office:meta>
</office:document-meta>
</file>